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ad0d"/>
    </style:style>
    <style:style style:name="P2" style:family="paragraph" style:parent-style-name="Standard">
      <style:paragraph-properties fo:text-align="center" style:justify-single-word="false"/>
      <style:text-properties officeooo:paragraph-rsid="0013ba41"/>
    </style:style>
    <style:style style:name="P3" style:family="paragraph" style:parent-style-name="Standard">
      <style:paragraph-properties fo:text-align="end" style:justify-single-word="false"/>
      <style:text-properties officeooo:paragraph-rsid="0013ad0d"/>
    </style:style>
    <style:style style:name="P4" style:family="paragraph" style:parent-style-name="Standard">
      <style:paragraph-properties fo:text-align="end" style:justify-single-word="false"/>
      <style:text-properties officeooo:paragraph-rsid="0013ba41"/>
    </style:style>
    <style:style style:name="P5" style:family="paragraph" style:parent-style-name="Standard">
      <style:paragraph-properties fo:text-align="start" style:justify-single-word="false"/>
      <style:text-properties officeooo:paragraph-rsid="0013ad0d"/>
    </style:style>
    <style:style style:name="P6" style:family="paragraph" style:parent-style-name="Standard">
      <style:paragraph-properties fo:text-align="start" style:justify-single-word="false"/>
      <style:text-properties officeooo:paragraph-rsid="0013ba41"/>
    </style:style>
    <style:style style:name="P7" style:family="paragraph" style:parent-style-name="Standard">
      <style:paragraph-properties fo:text-align="start" style:justify-single-word="false"/>
      <style:text-properties officeooo:rsid="0013ad0d" officeooo:paragraph-rsid="0013ad0d"/>
    </style:style>
    <style:style style:name="P8" style:family="paragraph" style:parent-style-name="Standard">
      <style:paragraph-properties fo:text-align="start" style:justify-single-word="false"/>
      <style:text-properties officeooo:rsid="0013ad0d" officeooo:paragraph-rsid="0013ba41"/>
    </style:style>
    <style:style style:name="P9" style:family="paragraph" style:parent-style-name="Standard">
      <style:paragraph-properties fo:text-align="start" style:justify-single-word="false"/>
      <style:text-properties officeooo:rsid="0013ba41" officeooo:paragraph-rsid="0013ba41"/>
    </style:style>
    <style:style style:name="P10" style:family="paragraph" style:parent-style-name="Standard">
      <style:paragraph-properties fo:text-align="start" style:justify-single-word="false"/>
      <style:text-properties officeooo:rsid="00147a74" officeooo:paragraph-rsid="00147a74"/>
    </style:style>
    <style:style style:name="P11" style:family="paragraph" style:parent-style-name="Standard">
      <style:paragraph-properties fo:text-align="center" style:justify-single-word="false"/>
      <style:text-properties officeooo:rsid="00147a74" officeooo:paragraph-rsid="00147a74"/>
    </style:style>
    <style:style style:name="T1" style:family="text">
      <style:text-properties officeooo:rsid="0013ad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1">ORDEN DE COMPRA</text:span></text:p>
      <text:p text:style-name="P1"/>
      <text:p text:style-name="P3"><text:span text:style-name="T1"><text:s text:c="62"/>fecha xxx</text:span></text:p>
      <text:p text:style-name="P3"><text:span text:style-name="T1">Numero de orden: xxx</text:span></text:p>
      <text:p text:style-name="P5"/>
      <text:p text:style-name="P5"><text:span text:style-name="T1">comprador</text:span></text:p>
      <text:p text:style-name="P5"><text:span text:style-name="T1">nombre xxxxxxxxxxxxxx <text:s text:c="18"/>cedula xxxxxxxxxxxx</text:span></text:p>
      <text:p text:style-name="P5"><text:span text:style-name="T1">direccion: xxxxxxxxxxxxxxxxxxxx</text:span></text:p>
      <text:p text:style-name="P7">ciudad: <text:s text:c="8"/>estado; <text:s text:c="8"/>codigo postal:</text:p>
      <text:p text:style-name="P5"><text:span text:style-name="T1">telf: xxxxxxxxxxxxxxxxxx</text:span> <text:s text:c="27"/></text:p>
      <text:p text:style-name="P5"/>
      <text:p text:style-name="P7">datos del producto</text:p>
      <text:p text:style-name="P7"/>
      <text:p text:style-name="P7">codigo <text:s text:c="5"/>producto <text:s text:c="8"/>cantidad <text:s text:c="7"/>precio unitario <text:s text:c="9"/>total</text:p>
      <text:p text:style-name="P7"/>
      <text:p text:style-name="P7"/>
      <text:p text:style-name="P7"/>
      <text:p text:style-name="P7"><text:s text:c="63"/>subtotal</text:p>
      <text:p text:style-name="P7"><text:s text:c="63"/>Iva <text:s/>16%</text:p>
      <text:p text:style-name="P7"><text:s text:c="64"/>total</text:p>
      <text:p text:style-name="P7"/>
      <text:p text:style-name="P10">requiere envio <text:s/>si no</text:p>
      <text:p text:style-name="P9">datos de envio</text:p>
      <text:p text:style-name="P7">empresa de envio:</text:p>
      <text:p text:style-name="P9">enviar a</text:p>
      <text:p text:style-name="P9">direccion</text:p>
      <text:p text:style-name="P9">ciudad <text:s text:c="3"/>estado <text:s/>codigo postal</text:p>
      <text:p text:style-name="P9">telf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<text:span text:style-name="T1">ORDEN DE COMPRA</text:span></text:p>
      <text:p text:style-name="P2"/>
      <text:p text:style-name="P4"><text:span text:style-name="T1"><text:s text:c="62"/>fecha xxx</text:span></text:p>
      <text:p text:style-name="P4"><text:span text:style-name="T1">Numero de orden: xxx</text:span></text:p>
      <text:p text:style-name="P6"/>
      <text:p text:style-name="P6"><text:span text:style-name="T1">comprador</text:span></text:p>
      <text:p text:style-name="P6"><text:span text:style-name="T1">nombre xxxxxxxxxxxxxx <text:s text:c="18"/>cedula xxxxxxxxxxxx</text:span></text:p>
      <text:p text:style-name="P6"><text:span text:style-name="T1">direccion: xxxxxxxxxxxxxxxxxxxx</text:span></text:p>
      <text:p text:style-name="P8">ciudad: <text:s text:c="8"/>estado; <text:s text:c="8"/>codigo postal:</text:p>
      <text:p text:style-name="P6"><text:span text:style-name="T1">telf: xxxxxxxxxxxxxxxxxx</text:span> <text:s text:c="27"/></text:p>
      <text:p text:style-name="P6"/>
      <text:p text:style-name="P8">datos del producto</text:p>
      <text:p text:style-name="P8"/>
      <text:p text:style-name="P8">codigo <text:s text:c="5"/>producto <text:s text:c="8"/>cantidad <text:s text:c="7"/>precio unitario <text:s text:c="9"/>total</text:p>
      <text:p text:style-name="P8"/>
      <text:p text:style-name="P8"/>
      <text:p text:style-name="P8"/>
      <text:p text:style-name="P8"><text:s text:c="63"/>subtotal</text:p>
      <text:p text:style-name="P8"><text:s text:c="63"/>Iva <text:s/>16%</text:p>
      <text:p text:style-name="P8"><text:s text:c="64"/>total</text:p>
      <text:p text:style-name="P8"/>
      <text:p text:style-name="P8"/>
      <text:p text:style-name="P9"/>
      <text:p text:style-name="P9">Datos del pago</text:p>
      <text:p text:style-name="P9"/>
      <text:p text:style-name="P9">tipo de transaccion <text:s text:c="38"/>monto pagado</text:p>
      <text:p text:style-name="P9"/>
      <text:p text:style-name="P9">banco emisor <text:s text:c="29"/>banco receptor</text:p>
      <text:p text:style-name="P9">fecha de la transaccion <text:s text:c="31"/>numero de operacion</text:p>
      <text:p text:style-name="P9"/>
      <text:p text:style-name="P9">pago verificado </text:p>
      <text:p text:style-name="P9"/>
      <text:p text:style-name="P9">numero de factura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"><text:span text:style-name="T1">ORDEN DE ENVIO</text:span></text:p>
      <text:p text:style-name="P2"/>
      <text:p text:style-name="P4"><text:span text:style-name="T1"><text:s text:c="62"/>fecha xxx</text:span></text:p>
      <text:p text:style-name="P4"><text:span text:style-name="T1">Numero de factura: xxx</text:span></text:p>
      <text:p text:style-name="P6"/>
      <text:p text:style-name="P6"><text:span text:style-name="T1">comprador</text:span></text:p>
      <text:p text:style-name="P6"><text:span text:style-name="T1">nombre xxxxxxxxxxxxxx <text:s text:c="18"/>cedula xxxxxxxxxxxx</text:span></text:p>
      <text:p text:style-name="P6"><text:span text:style-name="T1">direccion: xxxxxxxxxxxxxxxxxxxx</text:span></text:p>
      <text:p text:style-name="P8">ciudad: <text:s text:c="8"/>estado; <text:s text:c="8"/>codigo postal:</text:p>
      <text:p text:style-name="P6"><text:span text:style-name="T1">telf: xxxxxxxxxxxxxxxxxx</text:span> <text:s text:c="27"/></text:p>
      <text:p text:style-name="P6"/>
      <text:p text:style-name="P8">datos del producto</text:p>
      <text:p text:style-name="P8"/>
      <text:p text:style-name="P8">codigo <text:s text:c="5"/>producto <text:s text:c="8"/>cantidad <text:s text:c="7"/>precio unitario <text:s text:c="9"/>total</text:p>
      <text:p text:style-name="P8"/>
      <text:p text:style-name="P8"/>
      <text:p text:style-name="P8"/>
      <text:p text:style-name="P8"><text:s text:c="63"/>subtotal</text:p>
      <text:p text:style-name="P8"><text:s text:c="63"/>Iva <text:s/>16%</text:p>
      <text:p text:style-name="P8"><text:s text:c="64"/>total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VENTAS</text:p>
      <text:p text:style-name="P2"/>
      <text:p text:style-name="P4"><text:span text:style-name="T1"><text:s text:c="62"/>fecha xxx</text:span></text:p>
      <text:p text:style-name="P4"><text:span text:style-name="T1">Numero de factura: xxx numero de pedido</text:span></text:p>
      <text:p text:style-name="P6"/>
      <text:p text:style-name="P6"><text:span text:style-name="T1">comprador</text:span></text:p>
      <text:p text:style-name="P6"><text:span text:style-name="T1">nombre xxxxxxxxxxxxxx <text:s text:c="18"/>cedula xxxxxxxxxxxx</text:span></text:p>
      <text:p text:style-name="P6"><text:span text:style-name="T1">direccion: xxxxxxxxxxxxxxxxxxxx</text:span></text:p>
      <text:p text:style-name="P8">ciudad: <text:s text:c="8"/>estado; <text:s text:c="8"/>codigo postal:</text:p>
      <text:p text:style-name="P6"><text:span text:style-name="T1">telf: xxxxxxxxxxxxxxxxxx</text:span> <text:s text:c="27"/></text:p>
      <text:p text:style-name="P6"/>
      <text:p text:style-name="P8">datos del producto</text:p>
      <text:p text:style-name="P8"/>
      <text:p text:style-name="P8">codigo <text:s text:c="5"/>producto <text:s text:c="8"/>cantidad <text:s text:c="7"/>precio unitario <text:s text:c="9"/>total</text:p>
      <text:p text:style-name="P8"/>
      <text:p text:style-name="P8"/>
      <text:p text:style-name="P8"/>
      <text:p text:style-name="P8"><text:s text:c="63"/>subtotal</text:p>
      <text:p text:style-name="P8"><text:s text:c="63"/>Iva <text:s/>16%</text:p>
      <text:p text:style-name="P8"><text:s text:c="64"/>total</text:p>
      <text:p text:style-name="P8"/>
      <text:p text:style-name="P8"/>
      <text:p text:style-name="P9"/>
      <text:p text:style-name="P9">Datos del pago</text:p>
      <text:p text:style-name="P9"/>
      <text:p text:style-name="P9">tipo de transaccion <text:s text:c="38"/>monto pagado</text:p>
      <text:p text:style-name="P9"/>
      <text:p text:style-name="P9">banco emisor <text:s text:c="29"/>banco receptor</text:p>
      <text:p text:style-name="P9">fecha de la transaccion <text:s text:c="31"/>numero de operacion</text:p>
      <text:p text:style-name="P9"/>
      <text:p text:style-name="P9">pago verificado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REPORTE DE VENTAS</text:p>
      <text:p text:style-name="P9"/>
      <text:p text:style-name="P9"/>
      <text:p text:style-name="P10">fecha de compra comprador <text:s/>cedula <text:s/>producto comprado <text:s/>cantidad <text:s/>numero de factura monto pagado</text:p>
      <text:p text:style-name="P10"/>
      <text:p text:style-name="P10"/>
      <text:p text:style-name="P10"/>
      <text:p text:style-name="P10">REPORTE DE ORDENES DE COMPRA</text:p>
      <text:p text:style-name="P10">fecha de pedido comprador <text:s/>cedula <text:s/>producto comprado <text:s/>cantidad <text:s/>numero del pedido monto a pag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4:59:04.127409173</meta:creation-date>
    <dc:date>2020-05-25T15:30:36.182089231</dc:date>
    <meta:editing-duration>PT21S</meta:editing-duration>
    <meta:editing-cycles>1</meta:editing-cycles>
    <meta:document-statistic meta:table-count="0" meta:image-count="0" meta:object-count="0" meta:page-count="5" meta:paragraph-count="74" meta:word-count="239" meta:character-count="3255" meta:non-whitespace-character-count="1503"/>
    <meta:generator>LibreOffice/6.0.7.3$Linux_X86_64 LibreOffice_project/00m0$Build-3</meta:generator>
  </office:meta>
</office:document-meta>
</file>